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8.098cm" fo:margin-left="0cm" fo:margin-top="0cm" fo:margin-bottom="0cm" table:align="left" style:writing-mode="lr-tb"/>
    </style:style>
    <style:style style:name="Таблица3.A" style:family="table-column">
      <style:table-column-properties style:column-width="9.04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B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B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4" style:family="table-row">
      <style:table-row-properties style:min-row-height="1.039cm" fo:keep-together="auto"/>
    </style:style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353cm"/>
      <style:text-properties fo:font-size="10pt" officeooo:paragraph-rsid="0043c2ea" style:font-size-asian="10pt" style:font-size-complex="10pt"/>
    </style:style>
    <style:style style:name="P19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24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3c2ea" officeooo:paragraph-rsid="0043c2ea" style:font-size-asian="10pt" style:font-size-complex="10pt"/>
    </style:style>
    <style:style style:name="P25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6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7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40" style:family="paragraph" style:parent-style-name="Standard">
      <style:paragraph-properties fo:margin-left="0.695cm" fo:margin-right="0cm" fo:text-indent="0cm" style:auto-text-indent="false"/>
    </style:style>
    <style:style style:name="P41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2" style:family="paragraph" style:parent-style-name="Standard">
      <style:paragraph-properties fo:margin-left="0cm" fo:margin-right="0cm" fo:line-height="0.353cm" fo:text-indent="0cm" style:auto-text-indent="false"/>
    </style:style>
    <style:style style:name="P43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46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1pt" officeooo:paragraph-rsid="0043c2ea" style:font-size-asian="11pt" style:font-size-complex="11pt"/>
    </style:style>
    <style:style style:name="P47" style:family="paragraph" style:parent-style-name="Table_20_Contents">
      <style:paragraph-properties fo:orphans="0" fo:widows="0"/>
      <style:text-properties officeooo:paragraph-rsid="0043c2ea"/>
    </style:style>
    <style:style style:name="P48" style:family="paragraph" style:parent-style-name="Table_20_Contents">
      <style:paragraph-properties fo:orphans="0" fo:widows="0"/>
      <style:text-properties fo:font-size="10pt" officeooo:paragraph-rsid="0043c2ea" style:font-size-asian="10pt" style:font-size-complex="10pt"/>
    </style:style>
    <style:style style:name="P49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50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51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3e3b16"/>
    </style:style>
    <style:style style:name="P52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officeooo:paragraph-rsid="0043c2ea"/>
    </style:style>
    <style:style style:name="P53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4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5" style:family="paragraph" style:parent-style-name="Standard" style:list-style-name="List_20_1">
      <style:paragraph-properties fo:line-height="0.353cm"/>
      <style:text-properties fo:font-size="10pt" officeooo:rsid="0043c2ea" officeooo:paragraph-rsid="0043c2ea" style:font-size-asian="10pt" style:font-size-complex="10pt"/>
    </style:style>
    <style:style style:name="P56" style:family="paragraph" style:parent-style-name="Standard" style:list-style-name="Numbering_20_123">
      <style:paragraph-properties fo:line-height="0.45cm">
        <style:tab-stops>
          <style:tab-stop style:position="0.617cm"/>
        </style:tab-stops>
      </style:paragraph-properties>
      <style:text-properties fo:font-size="10pt" officeooo:rsid="0043c2ea" officeooo:paragraph-rsid="0043c2ea" style:font-size-asian="10pt" style:font-size-complex="10pt"/>
    </style:style>
    <style:style style:name="P57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8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9" style:family="paragraph" style:parent-style-name="Standard" style:list-style-name="Numbering_20_123">
      <style:paragraph-properties fo:line-height="0.45cm"/>
      <style:text-properties officeooo:paragraph-rsid="0043c2ea"/>
    </style:style>
    <style:style style:name="P60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61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62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43c2ea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43c2ea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3d460a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43c2ea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none" style:font-name-asian="Times New Roman1" style:font-size-asian="10pt" style:font-size-complex="10pt"/>
    </style:style>
    <style:style style:name="T27" style:family="text">
      <style:text-properties fo:font-size="14.5pt" style:font-name-asian="Times New Roman1" style:font-size-asian="14.5pt" style:font-size-complex="14.5pt"/>
    </style:style>
    <style:style style:name="T28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9" style:family="text">
      <style:text-properties fo:font-size="9.5pt" style:font-name-asian="Times New Roman1" style:font-size-asian="9.5pt" style:font-size-complex="9.5pt"/>
    </style:style>
    <style:style style:name="T30" style:family="text">
      <style:text-properties fo:font-size="9.5pt" officeooo:rsid="0014d791" style:font-name-asian="Times New Roman1" style:font-size-asian="9.5pt" style:font-size-complex="9.5pt"/>
    </style:style>
    <style:style style:name="T31" style:family="text">
      <style:text-properties fo:font-size="9.5pt" officeooo:rsid="0015ac15" style:font-name-asian="Times New Roman1" style:font-size-asian="9.5pt" style:font-size-complex="9.5pt"/>
    </style:style>
    <style:style style:name="T32" style:family="text">
      <style:text-properties fo:font-size="9.5pt" style:text-underline-style="solid" style:text-underline-width="auto" style:text-underline-color="font-color" officeooo:rsid="0043c2ea" style:font-name-asian="Times New Roman1" style:font-size-asian="9.5pt" style:font-size-complex="9.5pt"/>
    </style:style>
    <style:style style:name="T3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4" style:family="text">
      <style:text-properties fo:font-size="9pt" style:font-name-asian="Times New Roman1" style:font-size-asian="9pt" style:font-size-complex="9pt"/>
    </style:style>
    <style:style style:name="T35" style:family="text">
      <style:text-properties officeooo:rsid="002b9f92"/>
    </style:style>
    <style:style style:name="T36" style:family="text">
      <style:text-properties officeooo:rsid="0036a4fb"/>
    </style:style>
    <style:style style:name="T37" style:family="text">
      <style:text-properties officeooo:rsid="0039a6bf"/>
    </style:style>
    <style:style style:name="T38" style:family="text">
      <style:text-properties style:text-position="0% 100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39" style:family="text">
      <style:text-properties officeooo:rsid="0043c2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10</text:span><text:span text:style-name="T3"><text:tab/></text:span><text:span text:style-name="T27">по курсу </text:span><text:span text:style-name="T28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5</text:span><text:span text:style-name="T29">» </text:span><text:span text:style-name="T32">ноября</text:span><text:span text:style-name="T30"> </text:span><text:span text:style-name="T29">20</text:span><text:span text:style-name="T31">22</text:span><text:span text:style-name="T29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6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7">Подпись преподавателя ________________</text:p>
      <text:p text:style-name="P9"/>
      <text:list xml:id="list2681755356" text:style-name="WWNum1">
        <text:list-item>
          <text:list>
            <text:list-item>
              <text:p text:style-name="P49"><text:span text:style-name="T22">Тема:</text:span><text:span text:style-name="T17"> </text:span><text:span text:style-name="T21">Отладчик системы программирования OC Unix.</text:span><text:span text:style-name="T19">___________________</text:span><text:span text:style-name="T33">_______</text:span><text:span text:style-name="T17"> <text:s text:c="76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2129437242" text:style-name="WWNum2">
        <text:list-item>
          <text:p text:style-name="P50"><text:span text:style-name="T22">Цель работы:</text:span><text:span text:style-name="T17"> </text:span><text:span text:style-name="T21">Научиться отлаживать простейшие программы, написанные на языке Си._________________</text:span><text:span text:style-name="T20">___</text:span><text:span text:style-name="T33">_</text:span></text:p>
        </text:list-item>
      </text:list>
      <text:p text:style-name="P16"/>
      <text:p text:style-name="P28">_________________________________________________________________________________________________</text:p>
      <text:p text:style-name="P28">_________________________________________________________________________________________________</text:p>
      <text:p text:style-name="P15"/>
      <text:list xml:id="list181820666812729" text:continue-numbering="true" text:style-name="WWNum2">
        <text:list-item>
          <text:p text:style-name="P51"><text:span text:style-name="T22">Задание </text:span><text:span text:style-name="T4">(</text:span><text:span text:style-name="T25">вариант №</text:span><text:span text:style-name="T23"> </text:span><text:span text:style-name="T24">5</text:span><text:span text:style-name="T4">)</text:span><text:span text:style-name="T22">:</text:span><text:span text:style-name="T38">_____ <text:s text:c="141"/></text:span></text:p>
        </text:list-item>
        <text:list-item>
          <text:p text:style-name="P52"><text:span text:style-name="T22">Оборудование </text:span><text:span text:style-name="T4">(</text:span><text:span text:style-name="T7">студента</text:span><text:span text:style-name="T4">):</text:span></text:p>
        </text:list-item>
      </text:list>
      <text:p text:style-name="P38"/>
      <text:p text:style-name="P16"/>
      <text:p text:style-name="P40"><text:span text:style-name="T4">Процессор </text:span><text:span text:style-name="T28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9">Другие устройства ________________________________________________________________________________</text:p>
      <text:p text:style-name="P29">_________________________________________________________________________________________________</text:p>
      <text:p text:style-name="P15"/>
      <text:list xml:id="list181821577469909" text:continue-numbering="true" text:style-name="WWNum2">
        <text:list-item>
          <text:p text:style-name="P53">Программное обеспечение (<text:span text:style-name="T35">студента</text:span>):</text:p>
        </text:list-item>
      </text:list>
      <text:p text:style-name="P38"/>
      <text:p text:style-name="P16"/>
      <text:p text:style-name="P40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40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40"><text:span text:style-name="T4">Система программирования </text:span><text:span text:style-name="T9">______________________________________</text:span><text:span text:style-name="T26">версия</text:span><text:span text:style-name="T4"> </text:span><text:span text:style-name="T9">_______________</text:span></text:p>
      <text:p text:style-name="P40"><text:span text:style-name="T4">Редактор текстов </text:span><text:span text:style-name="T17">_____</text:span><text:span text:style-name="T18">E</text:span><text:span text:style-name="T17">macs_______________________________________________</text:span><text:span text:style-name="T23"> версия </text:span><text:span text:style-name="T17">_</text:span><text:span text:style-name="T18">3.24.30</text:span><text:span text:style-name="T17"> <text:s text:c="2"/>_________</text:span></text:p>
      <text:p text:style-name="P41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41"><text:span text:style-name="T17">Прикладные системы и программы __</text:span><text:span text:style-name="T18">Gnuplot, bc</text:span><text:span text:style-name="T17"> <text:s text:c="135"/></text:span></text:p>
      <text:p text:style-name="P29">_________________________________________________________________________________________________</text:p>
      <text:p text:style-name="P40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4"><text:span text:style-name="T22">6. Идея, метод, алгоритм </text:span><text:span text:style-name="T34">решения задачи</text:span><text:span text:style-name="T22"> </text:span><text:span text:style-name="T34">(в формах:</text:span><text:span text:style-name="T22"> </text:span><text:span text:style-name="T34">словесной,</text:span><text:span text:style-name="T22"> </text:span><text:span text:style-name="T34">псевдокода,</text:span><text:span text:style-name="T22"> </text:span><text:span text:style-name="T34">графической</text:span><text:span text:style-name="T22"> </text:span><text:span text:style-name="T34">[блок-схема,</text:span><text:span text:style-name="T22"> </text:span><text:span text:style-name="T34">диаграмма,</text:span><text:span text:style-name="T22"> </text:span><text:span text:style-name="T34">рисунок,</text:span><text:span text:style-name="T22"> </text:span><text:span text:style-name="T34">таблица] или формальные спецификации с пред- и постусловиями)</text:span></text:p>
      <text:list xml:id="list3696677608" text:style-name="List_20_1">
        <text:list-item>
          <text:p text:style-name="P55">Скомпилируем исходную программу с помощью ключа компилятора -g</text:p>
        </text:list-item>
        <text:list-item>
          <text:p text:style-name="P55">Введём данные, приводящие к ошибке. Проделаем все действия отладки над программой.</text:p>
        </text:list-item>
      </text:list>
      <text:p text:style-name="P18"/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47">Команда gdb</text:p>
          </table:table-cell>
          <table:table-cell table:style-name="Таблица3.B1" office:value-type="string">
            <text:p text:style-name="P47">Описание команды</text:p>
          </table:table-cell>
        </table:table-row>
        <table:table-row table:style-name="Таблица3.1">
          <table:table-cell table:style-name="Таблица3.A2" office:value-type="string">
            <text:p text:style-name="P48">help [раздел]</text:p>
          </table:table-cell>
          <table:table-cell table:style-name="Таблица3.B2" office:value-type="string">
            <text:p text:style-name="P48">Подсказка по разделу отладчика. Без параметров выводит список разделов.</text:p>
          </table:table-cell>
        </table:table-row>
        <table:table-row table:style-name="Таблица3.1">
          <table:table-cell table:style-name="Таблица3.A2" office:value-type="string">
            <text:p text:style-name="P48">list [имя фукнции/файла:] [номер строки]</text:p>
          </table:table-cell>
          <table:table-cell table:style-name="Таблица3.B2" office:value-type="string">
            <text:p text:style-name="P48">Распечатка текста функции/процедуры/файла или всей программы, начиная с указанной строки. По умолчанию распечатываются 10 строк программы. Распечатываемый файл становится текущим файлом исходного текста отлаживаемой программы.</text:p>
          </table:table-cell>
        </table:table-row>
        <table:table-row table:style-name="Таблица3.4">
          <table:table-cell table:style-name="Таблица3.A2" office:value-type="string">
            <text:p text:style-name="P48">break [номер строки/имя функции]</text:p>
          </table:table-cell>
          <table:table-cell table:style-name="Таблица3.B2" office:value-type="string">
            <text:p text:style-name="P48">Задание точки остановки на строке/функции текущего исходного файла программы</text:p>
          </table:table-cell>
        </table:table-row>
        <table:table-row table:style-name="Таблица3.1">
          <table:table-cell table:style-name="Таблица3.A2" office:value-type="string">
            <text:p text:style-name="P48">run [параметры]</text:p>
          </table:table-cell>
          <table:table-cell table:style-name="Таблица3.B2" office:value-type="string">
            <text:p text:style-name="P48">Запуск программы на выполнение. Могут указываться необязательные параметры командной строки и операции перенаправления ввода-вывода. gdb запоминает параметры и подставляет их для дальнейших вызовах run.</text:p>
          </table:table-cell>
        </table:table-row>
        <table:table-row table:style-name="Таблица3.1">
          <table:table-cell table:style-name="Таблица3.A2" office:value-type="string">
            <text:p text:style-name="P48">set args [параметры]</text:p>
          </table:table-cell>
          <table:table-cell table:style-name="Таблица3.B2" office:value-type="string">
            <text:p text:style-name="P48">Предварительная установка параметров командной строки.</text:p>
          </table:table-cell>
        </table:table-row>
        <table:table-row table:style-name="Таблица3.1">
          <table:table-cell table:style-name="Таблица3.A2" office:value-type="string">
            <text:p text:style-name="P48">show args</text:p>
          </table:table-cell>
          <table:table-cell table:style-name="Таблица3.B2" office:value-type="string">
            <text:p text:style-name="P48">Вывод параметров командной строки.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48">print [выражение]</text:p>
          </table:table-cell>
          <table:table-cell table:style-name="Таблица3.B2" office:value-type="string">
            <text:p text:style-name="P48">Печать значения выражения, которое может включать и переменные, и вызовы функций программы.</text:p>
          </table:table-cell>
        </table:table-row>
        <table:table-row table:style-name="Таблица3.1">
          <table:table-cell table:style-name="Таблица3.A2" office:value-type="string">
            <text:p text:style-name="P48">next [n]</text:p>
          </table:table-cell>
          <table:table-cell table:style-name="Таблица3.B2" office:value-type="string">
            <text:p text:style-name="P48">Выполнение очередной строки программы при пошаговой трассировке (процедуры и функции не трассируются, а выполняются за один такт). Необязательный параметр n указывает число строк программы для выполнения. По умолчанию n = 1.</text:p>
          </table:table-cell>
        </table:table-row>
        <table:table-row table:style-name="Таблица3.1">
          <table:table-cell table:style-name="Таблица3.A2" office:value-type="string">
            <text:p text:style-name="P48">step [n]</text:p>
          </table:table-cell>
          <table:table-cell table:style-name="Таблица3.B2" office:value-type="string">
            <text:p text:style-name="P48">Выполнение очередной строки программы (с трассировкой процедур и функций). Перед выполнением next/step программа должна быть запущена командой run.</text:p>
          </table:table-cell>
        </table:table-row>
        <table:table-row table:style-name="Таблица3.1">
          <table:table-cell table:style-name="Таблица3.A2" office:value-type="string">
            <text:p text:style-name="P48">set var [имя] = [выражение]</text:p>
          </table:table-cell>
          <table:table-cell table:style-name="Таблица3.B2" office:value-type="string">
            <text:p text:style-name="P48">Присваивание значения переменной.</text:p>
          </table:table-cell>
        </table:table-row>
        <table:table-row table:style-name="Таблица3.1">
          <table:table-cell table:style-name="Таблица3.A2" office:value-type="string">
            <text:p text:style-name="P48">pytype [имя переменной]</text:p>
          </table:table-cell>
          <table:table-cell table:style-name="Таблица3.B2" office:value-type="string">
            <text:p text:style-name="P48">Выводит тип переменной.</text:p>
          </table:table-cell>
        </table:table-row>
        <table:table-row table:style-name="Таблица3.1">
          <table:table-cell table:style-name="Таблица3.A2" office:value-type="string">
            <text:p text:style-name="P48">backtrace или bt</text:p>
          </table:table-cell>
          <table:table-cell table:style-name="Таблица3.B2" office:value-type="string">
            <text:p text:style-name="P48">Распечатка содержимого стека вызовов.</text:p>
          </table:table-cell>
        </table:table-row>
        <table:table-row table:style-name="Таблица3.1">
          <table:table-cell table:style-name="Таблица3.A2" office:value-type="string">
            <text:p text:style-name="P48">continue</text:p>
          </table:table-cell>
          <table:table-cell table:style-name="Таблица3.B2" office:value-type="string">
            <text:p text:style-name="P48">Продолжение выполнения программы после остановки.</text:p>
          </table:table-cell>
        </table:table-row>
        <table:table-row table:style-name="Таблица3.1">
          <table:table-cell table:style-name="Таблица3.A2" office:value-type="string">
            <text:p text:style-name="P48">quit</text:p>
          </table:table-cell>
          <table:table-cell table:style-name="Таблица3.B2" office:value-type="string">
            <text:p text:style-name="P48">Выход из отладчика.</text:p>
          </table:table-cell>
        </table:table-row>
      </table:table>
      <text:p text:style-name="P18"/>
      <text:p text:style-name="P17"/>
      <text:list xml:id="list1489755429" text:style-name="WWNum3">
        <text:list-item>
          <text:p text:style-name="P57"><text:span text:style-name="T22">Сценарий выполнения работы </text:span><text:span text:style-name="T34">[план работы,</text:span><text:span text:style-name="T22"> </text:span><text:span text:style-name="T34">первоначальный текст программы в черновике</text:span><text:span text:style-name="T22"> </text:span><text:span text:style-name="T34">(можно на отдельном листе)</text:span><text:span text:style-name="T22"> </text:span><text:span text:style-name="T34">и</text:span><text:span text:style-name="T22"> </text:span><text:span text:style-name="T34">тесты либо соображения по тестированию].</text:span></text:p>
        </text:list-item>
      </text:list>
      <text:p text:style-name="P24">Тесты:</text:p>
      <text:p text:style-name="P24">Input: 0</text:p>
      <text:p text:style-name="P24">Output: Error</text:p>
      <text:p text:style-name="P46"/>
      <text:list xml:id="list2463594179" text:style-name="Numbering_20_123">
        <text:list-item>
          <text:p text:style-name="P59">Скомпилируем при помощи команды gcc и ключа -g программу main.c (gcc -g main.c)</text:p>
        </text:list-item>
        <text:list-item>
          <text:p text:style-name="P59">Запустим отладку с помощью команды gdb (gdb a.out)</text:p>
        </text:list-item>
        <text:list-item>
          <text:p text:style-name="P56">Проделаем все действие по отладке программы.</text:p>
        </text:list-item>
      </text:list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/>
      <text:p text:style-name="P17"/>
      <text:p text:style-name="P17"/>
      <text:p text:style-name="P17"/>
      <text:p text:style-name="P37">Пункты 1-7 отчета составляются строго до начала лабораторной работы.</text:p>
      <text:p text:style-name="P42"><text:span text:style-name="T25"><text:tab/><text:tab/><text:tab/><text:tab/>Допущен к выполнению работы. </text:span><text:span text:style-name="T22">Подпись препод</text:span><text:bookmark text:name="_GoBack"/><text:span text:style-name="T22">авателя</text:span><text:span text:style-name="T25"> </text:span><text:span text:style-name="T22">_____________________</text:span></text:p>
      <text:list xml:id="list2304954176" text:style-name="WWNum4">
        <text:list-item>
          <text:p text:style-name="P58"><text:span text:style-name="T22">Распечатка протокола </text:span><text:span text:style-name="T34">(подклеить листинг окончательного варианта программы с тестовыми примерами,</text:span><text:span text:style-name="T22"> </text:span><text:span text:style-name="T34">подписанный</text:span><text:span text:style-name="T22"> </text:span><text:span text:style-name="T34">преподавателем).</text:span></text:p>
        </text:list-item>
      </text:list>
      <text:p text:style-name="P60">br_zahar@Zahar-Lenovo-ideapad-330-15IKB:~/Programs/C++/Lessons$ gcc -g main.c</text:p>
      <text:p text:style-name="P60">br_zahar@Zahar-Lenovo-ideapad-330-15IKB:~/Programs/C++/Lessons$ gdb a.out </text:p>
      <text:p text:style-name="P60">GNU gdb (Ubuntu 12.0.90-0ubuntu1) 12.0.90</text:p>
      <text:p text:style-name="P60">Copyright (C) 2022 Free Software Foundation, Inc.</text:p>
      <text:p text:style-name="P60">License GPLv3+: GNU GPL version 3 or later &lt;http://gnu.org/licenses/gpl.html&gt;</text:p>
      <text:p text:style-name="P60">This is free software: you are free to change and redistribute it.</text:p>
      <text:p text:style-name="P60">There is NO WARRANTY, to the extent permitted by law.</text:p>
      <text:p text:style-name="P60">Type "show copying" and "show warranty" for details.</text:p>
      <text:p text:style-name="P60">This GDB was configured as "x86_64-linux-gnu".</text:p>
      <text:p text:style-name="P60">Type "show configuration" for configuration details.</text:p>
      <text:p text:style-name="P60">For bug reporting instructions, please see:</text:p>
      <text:p text:style-name="P60">&lt;https://www.gnu.org/software/gdb/bugs/&gt;.</text:p>
      <text:p text:style-name="P60">Find the GDB manual and other documentation resources online at:</text:p>
      <text:p text:style-name="P60"><text:s text:c="4"/>&lt;http://www.gnu.org/software/gdb/documentation/&gt;.</text:p>
      <text:p text:style-name="P60"/>
      <text:p text:style-name="P60">For help, type "help".</text:p>
      <text:p text:style-name="P60">Type "apropos word" to search for commands related to "word"...</text:p>
      <text:p text:style-name="P60">Reading symbols from a.out...</text:p>
      <text:p text:style-name="P60">(gdb) help running</text:p>
      <text:p text:style-name="P60">Running the program.</text:p>
      <text:p text:style-name="P60"/>
      <text:p text:style-name="P60">List of commands:</text:p>
      <text:p text:style-name="P60"/>
      <text:p text:style-name="P60">advance -- Continue the program up to the given location (same form as args for break command).</text:p>
      <text:p text:style-name="P60">attach -- Attach to a process or file outside of GDB.</text:p>
      <text:p text:style-name="P60">continue, fg, c -- Continue program being debugged, after signal or breakpoint.</text:p>
      <text:p text:style-name="P60">detach -- Detach a process or file previously attached.</text:p>
      <text:p text:style-name="P60">detach checkpoint -- Detach from a checkpoint (experimental).</text:p>
      <text:p text:style-name="P60">detach inferiors -- Detach from inferior ID (or list of IDS).</text:p>
      <text:p text:style-name="P60">disconnect -- Disconnect from a target.</text:p>
      <text:p text:style-name="P60">finish, fin -- Execute until selected stack frame returns.</text:p>
      <text:p text:style-name="P60">handle -- Specify how to handle signals.</text:p>
      <text:p text:style-name="P60">inferior -- Use this command to switch between inferiors.</text:p>
      <text:p text:style-name="P60">interrupt -- Interrupt the execution of the debugged program.</text:p>
      <text:p text:style-name="P60">jump, j -- Continue program being debugged at specified line or address.</text:p>
      <text:p text:style-name="P60">kill -- Kill execution of program being debugged.</text:p>
      <text:p text:style-name="P60">kill inferiors -- Kill inferior ID (or list of IDs).</text:p>
      <text:p text:style-name="P60">next, n -- Step program, proceeding through subroutine calls.</text:p>
      <text:p text:style-name="P60">nexti, ni -- Step one instruction, but proceed through subroutine calls.</text:p>
      <text:p text:style-name="P60">queue-signal -- Queue a signal to be delivered to the current thread when it is resumed.</text:p>
      <text:p text:style-name="P60">reverse-continue, rc -- Continue program being debugged but run it in reverse.</text:p>
      <text:p text:style-name="P60">reverse-finish -- Execute backward until just before selected stack frame is called.</text:p>
      <text:p text:style-name="P60">reverse-next, rn -- Step program backward, proceeding through subroutine calls.</text:p>
      <text:p text:style-name="P60">reverse-nexti, rni -- Step backward one instruction, but proceed through called subroutines.</text:p>
      <text:p text:style-name="P60">reverse-step, rs -- Step program backward until it reaches the beginning of another source line.</text:p>
      <text:p text:style-name="P60">reverse-stepi, rsi -- Step backward exactly one instruction.</text:p>
      <text:p text:style-name="P60">run, r -- Start debugged program.</text:p>
      <text:p text:style-name="P60">signal -- Continue program with the specified signal.</text:p>
      <text:p text:style-name="P60"><text:soft-page-break/>start -- Start the debugged program stopping at the beginning of the main procedure.</text:p>
      <text:p text:style-name="P60">starti -- Start the debugged program stopping at the first instruction.</text:p>
      <text:p text:style-name="P60">step, s -- Step program until it reaches a different source line.</text:p>
      <text:p text:style-name="P60">stepi, si -- Step one instruction exactly.</text:p>
      <text:p text:style-name="P60">taas -- Apply a command to all threads (ignoring errors and empty output).</text:p>
      <text:p text:style-name="P60">target -- Connect to a target machine or process.</text:p>
      <text:p text:style-name="P60">target core -- Use a core file as a target.</text:p>
      <text:p text:style-name="P60">target ctf -- (Use a CTF directory as a target.</text:p>
      <text:p text:style-name="P60">target exec -- Use an executable file as a target.</text:p>
      <text:p text:style-name="P60">target extended-remote -- Use a remote computer via a serial line, using a gdb-specific protocol.</text:p>
      <text:p text:style-name="P60">target native -- Native process (started by the "run" command).</text:p>
      <text:p text:style-name="P60">--Type &lt;RET&gt; for more, q to quit, c to continue without paging--c</text:p>
      <text:p text:style-name="P60">target record-btrace -- Collect control-flow trace and provide the execution history.</text:p>
      <text:p text:style-name="P60">target record-core -- Log program while executing and replay execution from log.</text:p>
      <text:p text:style-name="P60">target record-full -- Log program while executing and replay execution from log.</text:p>
      <text:p text:style-name="P60">target remote -- Use a remote computer via a serial line, using a gdb-specific protocol.</text:p>
      <text:p text:style-name="P60">target tfile -- Use a trace file as a target.</text:p>
      <text:p text:style-name="P60">task -- Use this command to switch between Ada tasks.</text:p>
      <text:p text:style-name="P60">task apply -- Apply a command to a list of tasks.</text:p>
      <text:p text:style-name="P60">task apply all -- Apply a command to all tasks in the current inferior.</text:p>
      <text:p text:style-name="P60">tfaas -- Apply a command to all frames of all threads (ignoring errors and empty output).</text:p>
      <text:p text:style-name="P60">thread, t -- Use this command to switch between threads.</text:p>
      <text:p text:style-name="P60">thread apply -- Apply a command to a list of threads.</text:p>
      <text:p text:style-name="P60">thread apply all -- Apply a command to all threads.</text:p>
      <text:p text:style-name="P60">thread find -- Find threads that match a regular expression.</text:p>
      <text:p text:style-name="P60">thread name -- Set the current thread's name.</text:p>
      <text:p text:style-name="P60">until, u -- Execute until past the current line or past a LOCATION.</text:p>
      <text:p text:style-name="P60"/>
      <text:p text:style-name="P60">Type "help" followed by command name for full documentation.</text:p>
      <text:p text:style-name="P60">Type "apropos word" to search for commands related to "word".</text:p>
      <text:p text:style-name="P60">Type "apropos -v word" for full documentation of commands related to "word".</text:p>
      <text:p text:style-name="P60">Command name abbreviations are allowed if unambiguous.</text:p>
      <text:p text:style-name="P60">(gdb) list</text:p>
      <text:p text:style-name="P60">1<text:tab/>#include &lt;stdio.h&gt;</text:p>
      <text:p text:style-name="P60">2<text:tab/><text:tab/></text:p>
      <text:p text:style-name="P60">3<text:tab/>int main() {</text:p>
      <text:p text:style-name="P60">4<text:tab/> <text:s text:c="3"/>int a = 0, b = 0;</text:p>
      <text:p text:style-name="P60">5<text:tab/> <text:s text:c="3"/>float c = 0;</text:p>
      <text:p text:style-name="P60">6<text:tab/><text:tab/>scanf("%d", &amp;a);</text:p>
      <text:p text:style-name="P60">7<text:tab/> <text:s text:c="3"/>scanf("%d", &amp;b);</text:p>
      <text:p text:style-name="P60">8<text:tab/> <text:s text:c="3"/>c = a / b;</text:p>
      <text:p text:style-name="P60">9<text:tab/><text:tab/>printf("%f \n", c);</text:p>
      <text:p text:style-name="P60">10<text:tab/><text:tab/>return 0;</text:p>
      <text:p text:style-name="P60">(gdb) break 5</text:p>
      <text:p text:style-name="P60">Breakpoint 1 at 0x11b2: file main.c, line 5.</text:p>
      <text:p text:style-name="P60">(gdb) break 8</text:p>
      <text:p text:style-name="P60">Breakpoint 2 at 0x11f1: file main.c, line 8.</text:p>
      <text:p text:style-name="P60">(gdb) set args 1 1</text:p>
      <text:p text:style-name="P60">(gdb) show args</text:p>
      <text:p text:style-name="P60">Argument list to give program being debugged when it is started is "1 1".</text:p>
      <text:p text:style-name="P60"><text:soft-page-break/>(gdb) run</text:p>
      <text:p text:style-name="P60">Starting program: /home/br_zahar/Programs/C++/Lessons/a.out 1 1</text:p>
      <text:p text:style-name="P60">[Thread debugging using libthread_db enabled]</text:p>
      <text:p text:style-name="P60">Using host libthread_db library "/lib/x86_64-linux-gnu/libthread_db.so.1".</text:p>
      <text:p text:style-name="P60"/>
      <text:p text:style-name="P60">Breakpoint 1, main () at main.c:5</text:p>
      <text:p text:style-name="P60">5<text:tab/> <text:s text:c="3"/>float c = 0;</text:p>
      <text:p text:style-name="P60">(gdb) print a</text:p>
      <text:p text:style-name="P60">$1 = 0</text:p>
      <text:p text:style-name="P60">(gdb) print b</text:p>
      <text:p text:style-name="P60">$2 = 0</text:p>
      <text:p text:style-name="P60">(gdb) print c</text:p>
      <text:p text:style-name="P60">$3 = 0</text:p>
      <text:p text:style-name="P60">(gdb) set var a = 1000</text:p>
      <text:p text:style-name="P60">(gdb) print a</text:p>
      <text:p text:style-name="P60">$4 = 1000</text:p>
      <text:p text:style-name="P60">(gdb) ptype a</text:p>
      <text:p text:style-name="P60">type = int</text:p>
      <text:p text:style-name="P60">(gdb) bt</text:p>
      <text:p text:style-name="P60">#0 <text:s/>main () at main.c:5</text:p>
      <text:p text:style-name="P60">(gdb) continue</text:p>
      <text:p text:style-name="P60">Continuing.</text:p>
      <text:p text:style-name="P60">3</text:p>
      <text:p text:style-name="P60">1</text:p>
      <text:p text:style-name="P60"/>
      <text:p text:style-name="P60">Breakpoint 2, main () at main.c:8</text:p>
      <text:p text:style-name="P60">8<text:tab/> <text:s text:c="3"/>c = a / b;</text:p>
      <text:p text:style-name="P60">(gdb) print a</text:p>
      <text:p text:style-name="P60">$5 = 3</text:p>
      <text:p text:style-name="P60">(gdb) print b</text:p>
      <text:p text:style-name="P60">$6 = 1</text:p>
      <text:p text:style-name="P60">(gdb) print c</text:p>
      <text:p text:style-name="P60">$7 = 0</text:p>
      <text:p text:style-name="P60">(gdb) continue</text:p>
      <text:p text:style-name="P60">Continuing.</text:p>
      <text:p text:style-name="P60">3.000000 </text:p>
      <text:p text:style-name="P60">[Inferior 1 (process 90920) exited normally]</text:p>
      <text:p text:style-name="P60">(gdb) quit</text:p>
      <text:p text:style-name="P60">br_zahar@Zahar-Lenovo-ideapad-330-15IKB:~/Programs/C++/Lessons$ </text:p>
      <text:p text:style-name="P45"/>
      <text:list xml:id="list1587674672" text:style-name="WWNum5">
        <text:list-item>
          <text:p text:style-name="P61"><text:span text:style-name="T22">Дневник отладки </text:span><text:span text:style-name="T34">должен содержать дату и время сеансов отладки, и основные события</text:span><text:span text:style-name="T22"> </text:span><text:span text:style-name="T34">(ошибки в сценарии и программе,</text:span><text:span text:style-name="T22"> </text:span><text:span text:style-name="T34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0">№</text:p>
          </table:table-cell>
          <table:table-cell table:style-name="Таблица1.B1" office:value-type="string">
            <text:p text:style-name="P35">Лаб.</text:p>
          </table:table-cell>
          <table:table-cell table:style-name="Таблица1.B1" office:value-type="string">
            <text:p text:style-name="P31">Дата</text:p>
          </table:table-cell>
          <table:table-cell table:style-name="Таблица1.B1" office:value-type="string">
            <text:p text:style-name="P31">Время</text:p>
          </table:table-cell>
          <table:table-cell table:style-name="Таблица1.B1" office:value-type="string">
            <text:p text:style-name="P32">Событие</text:p>
          </table:table-cell>
          <table:table-cell table:style-name="Таблица1.B1" office:value-type="string">
            <text:p text:style-name="P33">Действие по исправлению</text:p>
          </table:table-cell>
          <table:table-cell table:style-name="Таблица1.B1" office:value-type="string">
            <text:p text:style-name="P34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35">или</text:p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</table:table-row>
        <table:table-row table:style-name="Таблица1.3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35">дом.</text:p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  <text:soft-page-break/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1"/>
      <text:list xml:id="list71124859" text:style-name="WWNum6">
        <text:list-item>
          <text:p text:style-name="P62"><text:span text:style-name="T22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54">Выводы</text:p>
        </text:list-item>
      </text:list>
      <text:p text:style-name="P25"/>
      <text:p text:style-name="P39"><text:span text:style-name="T39">Я научился отлаживать простейшие программы на языке Си.________________________________________</text:span><text:span text:style-name="T37">____ _</text:span><text:span text:style-name="T36">_________________________________ </text:span>_________________________________________________ <text:s text:c="6"/>___ <text:s text:c="13"/></text:p>
      <text:p text:style-name="P39">___________________________________________________________________ <text:s text:c="59"/></text:p>
      <text:p text:style-name="P43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2"/>
      <text:p text:style-name="P36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1-09T18:18:20.151809674</dc:date>
    <meta:editing-cycles>40</meta:editing-cycles>
    <meta:editing-duration>PT3H45M9S</meta:editing-duration>
    <meta:generator>LibreOffice/7.3.6.2$Linux_X86_64 LibreOffice_project/30$Build-2</meta:generator>
    <meta:document-statistic meta:table-count="2" meta:image-count="0" meta:object-count="0" meta:page-count="6" meta:paragraph-count="216" meta:word-count="1505" meta:character-count="12167" meta:non-whitespace-character-count="102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